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e78" officeooo:paragraph-rsid="001e4e78"/>
    </style:style>
    <style:style style:name="P2" style:family="paragraph" style:parent-style-name="Standard" style:list-style-name="L3">
      <style:paragraph-properties fo:text-align="start" style:justify-single-word="false"/>
      <style:text-properties officeooo:rsid="001e4e78" officeooo:paragraph-rsid="001e4e78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4e78" officeooo:paragraph-rsid="001e4e7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e4e78"/>
    </style:style>
    <style:style style:name="P5" style:family="paragraph" style:parent-style-name="Standard">
      <style:paragraph-properties fo:text-align="start" style:justify-single-word="false"/>
      <style:text-properties officeooo:rsid="001fb3c9" officeooo:paragraph-rsid="001fb3c9"/>
    </style:style>
    <style:style style:name="P6" style:family="paragraph" style:parent-style-name="Standard" style:list-style-name="L6">
      <style:paragraph-properties fo:text-align="start" style:justify-single-word="false"/>
      <style:text-properties officeooo:rsid="001fb3c9" officeooo:paragraph-rsid="001fb3c9"/>
    </style:style>
    <style:style style:name="P7" style:family="paragraph" style:parent-style-name="Standard">
      <style:paragraph-properties fo:text-align="start" style:justify-single-word="false"/>
      <style:text-properties officeooo:rsid="00217ebd" officeooo:paragraph-rsid="00217ebd"/>
    </style:style>
    <style:style style:name="P8" style:family="paragraph" style:parent-style-name="Standard">
      <style:paragraph-properties fo:text-align="start" style:justify-single-word="false"/>
      <style:text-properties officeooo:rsid="00222411" officeooo:paragraph-rsid="00222411"/>
    </style:style>
    <style:style style:name="P9" style:family="paragraph" style:parent-style-name="Standard">
      <style:paragraph-properties fo:text-align="start" style:justify-single-word="false"/>
      <style:text-properties officeooo:rsid="00222411" officeooo:paragraph-rsid="0023bac5"/>
    </style:style>
    <style:style style:name="P10" style:family="paragraph" style:parent-style-name="Standard">
      <style:paragraph-properties fo:text-align="start" style:justify-single-word="false"/>
      <style:text-properties officeooo:rsid="0022e2fc" officeooo:paragraph-rsid="0022e2fc"/>
    </style:style>
    <style:style style:name="P11" style:family="paragraph" style:parent-style-name="Standard">
      <style:paragraph-properties fo:text-align="start" style:justify-single-word="false"/>
      <style:text-properties officeooo:rsid="0023bac5" officeooo:paragraph-rsid="0023bac5"/>
    </style:style>
    <style:style style:name="P12" style:family="paragraph" style:parent-style-name="Standard">
      <style:paragraph-properties fo:text-align="start" style:justify-single-word="false"/>
      <style:text-properties officeooo:rsid="00251cd7" officeooo:paragraph-rsid="00251cd7"/>
    </style:style>
    <style:style style:name="P13" style:family="paragraph" style:parent-style-name="Standard">
      <style:paragraph-properties fo:text-align="start" style:justify-single-word="false"/>
      <style:text-properties officeooo:rsid="0026818e" officeooo:paragraph-rsid="0026818e"/>
    </style:style>
    <style:style style:name="P14" style:family="paragraph" style:parent-style-name="Standard">
      <style:paragraph-properties fo:text-align="start" style:justify-single-word="false"/>
      <style:text-properties officeooo:rsid="0026b7c4" officeooo:paragraph-rsid="0026b7c4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e4e78" style:font-weight-asian="normal" style:font-weight-complex="normal"/>
    </style:style>
    <style:style style:name="T3" style:family="text">
      <style:text-properties style:text-underline-style="none" fo:font-weight="normal" officeooo:rsid="0022e2fc" style:font-weight-asian="normal" style:font-weight-complex="normal"/>
    </style:style>
    <style:style style:name="T4" style:family="text">
      <style:text-properties style:text-underline-style="none" fo:font-weight="normal" officeooo:rsid="0026818e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udine Mahoro</text:p>
      <text:p text:style-name="P1"/>
      <text:p text:style-name="P1"/>
      <text:p text:style-name="P3">Homework 1</text:p>
      <text:p text:style-name="P4"><text:span text:style-name="T2">Q1.Different parts of a Unix command are:</text:span></text:p>
      <text:list xml:id="list1884623669" text:style-name="L3">
        <text:list-item>
          <text:p text:style-name="P2"><text:span text:style-name="T1">command</text:span></text:p>
        </text:list-item>
        <text:list-item>
          <text:p text:style-name="P2"><text:span text:style-name="T1">flags</text:span></text:p>
        </text:list-item>
        <text:list-item>
          <text:p text:style-name="P2"><text:span text:style-name="T1">arguments</text:span></text:p>
        </text:list-item>
      </text:list>
      <text:p text:style-name="P5"><text:span text:style-name="T1">e.g: cat -v abc is a command, and the 3 parts of it can be distinguished as follow:</text:span></text:p>
      <text:list xml:id="list952668459" text:style-name="L6">
        <text:list-item>
          <text:p text:style-name="P6"><text:span text:style-name="T1">cat : this is the command itself (for showing the contents of a file)</text:span></text:p>
        </text:list-item>
        <text:list-item>
          <text:p text:style-name="P6"><text:span text:style-name="T1">-v : this is a flag (for verbose mode)</text:span></text:p>
        </text:list-item>
        <text:list-item>
          <text:p text:style-name="P6"><text:span text:style-name="T1">abc : this is an argument (it specifies the file that the command will manipulate).</text:span></text:p>
        </text:list-item>
      </text:list>
      <text:p text:style-name="P5"><text:span text:style-name="T1"/></text:p>
      <text:p text:style-name="P7"><text:span text:style-name="T1">Q2. claudine@claudine-VivoBook-15-ASUS-Laptop-X540UAR:~$ mkdir UR</text:span></text:p>
      <text:p text:style-name="P7"><text:span text:style-name="T1"/></text:p>
      <text:p text:style-name="P7"><text:span text:style-name="T1">Q3. claudine@claudine-VivoBook-15-ASUS-Laptop-X540UAR:~$ cd UR</text:span></text:p>
      <text:p text:style-name="P7"><text:span text:style-name="T1"><text:s text:c="6"/>claudine@claudine-VivoBook-15-ASUS-Laptop-X540UAR:~/UR$ </text:span></text:p>
      <text:p text:style-name="P7"><text:span text:style-name="T1"/></text:p>
      <text:p text:style-name="P7"><text:span text:style-name="T1">Q4. claudine@claudine-VivoBook-15-ASUS-Laptop-X540UAR:~/UR$ mkdir CST</text:span></text:p>
      <text:p text:style-name="P7"><text:span text:style-name="T1"/></text:p>
      <text:p text:style-name="P7"><text:span text:style-name="T1">Q5. claudine@claudine-VivoBook-15-ASUS-Laptop-X540UAR:~/UR$ echo I am Claudine, my phone number is 0784923157 and my email is claudinemah3@gmail.com &gt; SoICT</text:span></text:p>
      <text:p text:style-name="P7"><text:span text:style-name="T1"/></text:p>
      <text:p text:style-name="P8"><text:span text:style-name="T1">Q6. claudine@claudine-VivoBook-15-ASUS-Laptop-X540UAR:~/UR$ cp SoICT BridgeProgram</text:span></text:p>
      <text:p text:style-name="P8"><text:span text:style-name="T1"/></text:p>
      <text:p text:style-name="P9"><text:span text:style-name="T3">Q7. </text:span><text:span text:style-name="T1">claudine@claudine-VivoBook-15-ASUS-Laptop-X540UAR:~/UR$ file CST</text:span></text:p>
      <text:p text:style-name="P8"><text:span text:style-name="T1"><text:s text:c="7"/>CST: directory</text:span></text:p>
      <text:p text:style-name="P8"><text:span text:style-name="T1"/></text:p>
      <text:p text:style-name="P8"><text:span text:style-name="T1"><text:s text:c="6"/>claudine@claudine-VivoBook-15-ASUS-Laptop-X540UAR:~/UR$ file SoICT</text:span></text:p>
      <text:p text:style-name="P8"><text:span text:style-name="T1"><text:s text:c="6"/>SoICT: ASCII text</text:span></text:p>
      <text:p text:style-name="P8"><text:span text:style-name="T1"/></text:p>
      <text:p text:style-name="P11"><text:span text:style-name="T1">Q8. claudine@claudine-VivoBook-15-ASUS-Laptop-X540UAR:~/UR$ wc -w CMU</text:span></text:p>
      <text:p text:style-name="P11"><text:span text:style-name="T1"><text:s text:c="7"/>10 CMU</text:span></text:p>
      <text:p text:style-name="P11"><text:span text:style-name="T1"/></text:p>
      <text:p text:style-name="P12"><text:span text:style-name="T1">Q9. claudine@claudine-VivoBook-15-ASUS-Laptop-X540UAR:~/UR$ cp CMU CMUAfrica</text:span></text:p>
      <text:p text:style-name="P12"><text:span text:style-name="T1"><text:s text:c="6"/>claudine@claudine-VivoBook-15-ASUS-Laptop-X540UAR:~/UR$ mv CMU cmu</text:span></text:p>
      <text:p text:style-name="P12"><text:span text:style-name="T1"/></text:p>
      <text:p text:style-name="P12"><text:span text:style-name="T1"><text:s text:c="7"/></text:span><text:span text:style-name="T4">checking:</text:span><text:span text:style-name="T1"> <text:s text:c="5"/>claudine@claudine-VivoBook-15-ASUS-Laptop-X540UAR:~/UR$ ls</text:span></text:p>
      <text:p text:style-name="P12"><text:span text:style-name="T1"><text:s text:c="29"/>BridgeProgram <text:s/>cmu <text:s/>CMUAfrica <text:s/>CST <text:s/>SoICT</text:span></text:p>
      <text:p text:style-name="P12"><text:span text:style-name="T1"/></text:p>
      <text:p text:style-name="P13"><text:span text:style-name="T1">Q10. claudine@claudine-VivoBook-15-ASUS-Laptop-X540UAR:~$ echo $ USER</text:span></text:p>
      <text:p text:style-name="P13"><text:span text:style-name="T1"><text:s text:c="10"/>$ USER</text:span></text:p>
      <text:p text:style-name="P10"><text:span text:style-name="T1"><text:s text:c="2"/></text:span></text:p>
      <text:p text:style-name="P14"><text:span text:style-name="T1">Q11. <text:s/>claudine@claudine-VivoBook-15-ASUS-Laptop-X540UAR:~$ ls -a|grep "^\." &gt; hidde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7:14:33.521216896</meta:creation-date>
    <dc:date>2020-11-06T21:12:14.687962704</dc:date>
    <meta:editing-duration>PT4M27S</meta:editing-duration>
    <meta:editing-cycles>1</meta:editing-cycles>
    <meta:generator>LibreOffice/6.4.4.2$Linux_X86_64 LibreOffice_project/40$Build-2</meta:generator>
    <meta:document-statistic meta:table-count="0" meta:image-count="0" meta:object-count="0" meta:page-count="1" meta:paragraph-count="30" meta:word-count="162" meta:character-count="1597" meta:non-whitespace-character-count="1373"/>
  </office:meta>
</office:document-meta>
</file>